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Times New Roman" style:font-name-complex="Times New Roman"/>
    </style:style>
    <style:style style:name="T1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Times New Roman" style:font-name-complex="Times New Roman"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Times New Roman" style:font-name-complex="Times New Roman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Times New Roman" style:font-name-complex="Times New Roman"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style:font-name="Times New Roman" style:font-name-complex="Times New Roman" fo:language="ru" fo:country="RU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style:font-name-complex="Times New Roman" fo:language="ru" fo:country="RU"/>
    </style:style>
    <style:style style:name="P31" style:parent-style-name="TableContents" style:family="paragraph">
      <style:text-properties style:font-name="Times New Roman" style:font-name-complex="Times New Roman" fo:language="ru" fo:country="RU"/>
    </style:style>
    <style:style style:name="P32" style:parent-style-name="TableContents" style:family="paragraph">
      <style:text-properties style:font-name="Times New Roman" style:font-name-complex="Times New Roman"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T3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P60" style:parent-style-name="TableContents" style:family="paragraph">
      <style:text-properties style:font-name="Times New Roman" style:font-name-complex="Times New Roma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language="ru" fo:country="RU"/>
    </style:style>
    <style:style style:name="T6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style:font-name-complex="Times New Roman"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language="ru" fo:country="RU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 style:font-name-complex="Times New Roman"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 style:font-name-complex="Times New Roman" fo:language="ru" fo:country="RU"/>
    </style:style>
    <style:style style:name="P94" style:parent-style-name="TableContents" style:family="paragraph">
      <style:text-properties style:font-name="Times New Roman" style:font-name-complex="Times New Roman" fo:language="ru" fo:country="RU"/>
    </style:style>
    <style:style style:name="P95" style:parent-style-name="TableContents" style:family="paragraph">
      <style:text-properties style:font-name="Times New Roman" style:font-name-complex="Times New Roman" fo:language="ru" fo:country="RU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 fo:language="ru" fo:country="RU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T11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T118" style:parent-style-name="Основнойшрифтабзаца" style:family="text">
      <style:text-properties style:font-name="Times New Roman" style:font-name-complex="Times New Roman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 fo:language="ru" fo:country="RU"/>
    </style:style>
    <style:style style:name="T120" style:parent-style-name="Основнойшрифтабзаца" style:family="text">
      <style:text-properties style:font-name="Times New Roman" style:font-name-complex="Times New Roman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 fo:language="ru" fo:country="RU"/>
    </style:style>
    <style:style style:name="T123" style:parent-style-name="Основнойшрифтабзаца" style:family="text">
      <style:text-properties style:font-name="Times New Roman" style:font-name-complex="Times New Roma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ru" fo:country="RU"/>
    </style:style>
    <style:style style:name="T129" style:parent-style-name="Основнойшрифтабзаца" style:family="text">
      <style:text-properties style:font-name="Times New Roman" style:font-name-complex="Times New Roman" fo:language="ru" fo:country="RU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language="ru" fo:country="RU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 fo:language="ru" fo:country="RU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 fo:language="ru" fo:country="RU"/>
    </style:style>
    <style:style style:name="T136" style:parent-style-name="Основнойшрифтабзаца" style:family="text">
      <style:text-properties style:font-name="Times New Roman" style:font-name-complex="Times New Roman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language="ru" fo:country="RU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 fo:language="ru" fo:country="RU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/>
    </style:style>
    <style:style style:name="T144" style:parent-style-name="Основнойшрифтабзаца" style:family="text">
      <style:text-properties style:font-name="Times New Roman" style:font-name-complex="Times New Roman"/>
    </style:style>
    <style:style style:name="T145" style:parent-style-name="Основнойшрифтабзаца" style:family="text">
      <style:text-properties style:font-name="Times New Roman" style:font-name-complex="Times New Roman" fo:language="ru" fo:country="RU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0" style:parent-style-name="Основнойшрифтабзаца" style:family="text">
      <style:text-properties style:font-name="Times New Roman" style:font-name-complex="Times New Roman" fo:language="ru" fo:country="RU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T156" style:parent-style-name="Основнойшрифтабзаца" style:family="text">
      <style:text-properties style:font-name="Times New Roman" style:font-name-complex="Times New Roman"/>
    </style:style>
    <style:style style:name="T157" style:parent-style-name="Основнойшрифтабзаца" style:family="text">
      <style:text-properties style:font-name="Times New Roman" style:font-name-complex="Times New Roman" fo:language="ru" fo:country="RU"/>
    </style:style>
    <style:style style:name="P158" style:parent-style-name="TableContents" style:family="paragraph">
      <style:text-properties style:font-name="Times New Roman" style:font-name-complex="Times New Roman" fo:language="ru" fo:country="RU"/>
    </style:style>
    <style:style style:name="T159" style:parent-style-name="Основнойшрифтабзаца" style:family="text">
      <style:text-properties style:font-name="Times New Roman" style:font-name-complex="Times New Roman" fo:language="ru" fo:country="RU"/>
    </style:style>
    <style:style style:name="T160" style:parent-style-name="Основнойшрифтабзаца" style:family="text">
      <style:text-properties style:font-name="Times New Roman" style:font-name-complex="Times New Roman"/>
    </style:style>
    <style:style style:name="T161" style:parent-style-name="Основнойшрифтабзаца" style:family="text">
      <style:text-properties style:font-name="Times New Roman" style:font-name-complex="Times New Roman" fo:language="ru" fo:country="RU"/>
    </style:style>
    <style:style style:name="P162" style:parent-style-name="TableContents" style:family="paragraph">
      <style:text-properties style:font-name="Times New Roman" style:font-name-complex="Times New Roman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Шигапов<text:s/></text:span><text:span text:style-name="T10">Рамиль Наилевич</text:span></text:p>
          </table:table-cell>
        </table:table-row>
        <table:table-row table:style-name="TableRow11">
          <table:table-cell table:style-name="TableCell12" table:number-columns-spanned="2">
            <text:p text:style-name="P13">Java</text:p>
          </table:table-cell>
          <table:covered-table-cell/>
        </table:table-row>
        <table:table-row table:style-name="TableRow14">
          <table:table-cell table:style-name="TableCell15">
            <text:p text:style-name="P16">Что такое переопределение метода?</text:p>
          </table:table-cell>
          <table:table-cell table:style-name="TableCell17">
            <text:p text:style-name="P18">Это возможность воспользоваться родительским методом и написать в каждом<text:s/>классе наследнике свою реализацию этого метода.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Статический, внутренний, локальный и анонимный.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<text:span text:style-name="T27">final</text:span><text:span text:style-name="T28">?</text:span></text:p>
          </table:table-cell>
          <table:table-cell table:style-name="TableCell29">
            <text:p text:style-name="P30">1.для объявления константы(переменная)</text:p>
            <text:p text:style-name="P31">2.для запрета переопределение метода(метод)</text:p>
            <text:p text:style-name="P32">3.для запрета наследования класса(класс)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<text:span text:style-name="T36">try</text:span><text:span text:style-name="T37">?</text:span></text:p>
          </table:table-cell>
          <table:table-cell table:style-name="TableCell38">
            <text:p text:style-name="P39">Используется для обработки исключения</text:p>
            <text:p text:style-name="TableContents"><text:span text:style-name="T40">-</text:span><text:span text:style-name="T41">try</text:span><text:span text:style-name="T42">{}<text:s/></text:span><text:span text:style-name="T43">catch</text:span><text:span text:style-name="T44">{}</text:span></text:p>
            <text:p text:style-name="TableContents"><text:span text:style-name="T45">-</text:span><text:span text:style-name="T46">try</text:span><text:span text:style-name="T47">{<text:s/></text:span><text:span text:style-name="T48">try</text:span><text:span text:style-name="T49">{}<text:s/></text:span><text:span text:style-name="T50">catch</text:span><text:span text:style-name="T51">{} }<text:s/></text:span><text:span text:style-name="T52">catch</text:span><text:span text:style-name="T53">{}</text:span></text:p>
            <text:p text:style-name="TableContents"><text:span text:style-name="T54">-</text:span><text:span text:style-name="T55">try</text:span><text:span text:style-name="T56">{}</text:span><text:span text:style-name="T57"><text:s/></text:span><text:span text:style-name="T58">finaly</text:span><text:span text:style-name="T59">{}</text:span></text:p>
            <text:p text:style-name="P60">-try{} catch{} finaly{}</text:p>
          </table:table-cell>
        </table:table-row>
        <table:table-row table:style-name="TableRow61">
          <table:table-cell table:style-name="TableCell62">
            <text:p text:style-name="TableContents"><text:span text:style-name="T63">Какие есть стандартные реализации интерфейса<text:s/></text:span><text:span text:style-name="T64">List</text:span><text:span text:style-name="T65"><text:s/>и в каких<text:s/></text:span><text:span text:style-name="T66">ситуациях их нужно использовать?</text:span></text:p>
          </table:table-cell>
          <table:table-cell table:style-name="TableCell67">
            <text:p text:style-name="TableContents"><text:span text:style-name="T68">ArrayList</text:span><text:span text:style-name="T69">-реализация в виде обычного массива,</text:span><text:span text:style-name="T70"><text:s/></text:span><text:span text:style-name="T71">реал</text:span><text:span text:style-name="T72">и</text:span><text:span text:style-name="T73">зована быстрое взятие и изменение элементов,</text:span><text:span text:style-name="T74">LinkedList</text:span><text:span text:style-name="T75">-реализация в виде связного списка, реализовано быстрое добавление и удаление новых элементов</text:span></text:p>
          </table:table-cell>
        </table:table-row>
        <table:table-row table:style-name="TableRow76">
          <table:table-cell table:style-name="TableCell77">
            <text:p text:style-name="P78">В чём основная идея стримов из пакета java.util.stream?</text:p>
          </table:table-cell>
          <table:table-cell table:style-name="TableCell79">
            <text:p text:style-name="TableContents"><text:span text:style-name="T80">Упрощение работы с коллекциями. Не требуется прописывать логику фильтрации, сортировки и т.д. Мы задаем только исходные данные, остальное берет на себя<text:s/></text:span><text:span text:style-name="T81">Stream</text:span><text:span text:style-name="T82">.</text:span><text:span text:style-name="T83">Избавление от громоздкого цикла<text:s/></text:span><text:span text:style-name="T84">for</text:span><text:span text:style-name="T85">().</text:span></text:p>
          </table:table-cell>
        </table:table-row>
        <table:table-row table:style-name="TableRow86">
          <table:table-cell table:style-name="TableCell87" table:number-columns-spanned="2">
            <text:p text:style-name="P88">Разное</text:p>
          </table:table-cell>
          <table:covered-table-cell/>
        </table:table-row>
        <table:table-row table:style-name="TableRow89">
          <table:table-cell table:style-name="TableCell90">
            <text:p text:style-name="P91">Каким критериям должна удовлетворять «хорошая»<text:s/>хэш-функция?</text:p>
          </table:table-cell>
          <table:table-cell table:style-name="TableCell92">
            <text:p text:style-name="P93">Функция должна уметь приводить любой объем данных к числу заданной длины.</text:p>
            <text:p text:style-name="P94">Функция должна иметь низкую вероятность возникновения коллизии</text:p>
            <text:p text:style-name="P95">Функция не должна сильно нагружать железо</text:p>
          </table:table-cell>
        </table:table-row>
        <table:table-row table:style-name="TableRow96">
          <table:table-cell table:style-name="TableCell97">
            <text:p text:style-name="TableContents"><text:span text:style-name="T98">В чём причина популярности и широкого распространения кодировки<text:s/></text:span><text:span text:style-name="T99">UTF</text:span><text:span text:style-name="T100">-8?</text:span></text:p>
          </table:table-cell>
          <table:table-cell table:style-name="TableCell101">
            <text:p text:style-name="TableContents"><text:span text:style-name="T102">UTF</text:span><text:span text:style-name="T103">-8 имеет переменную длину, можно использовать 8,16,24 и 32<text:s/></text:span><text:span text:style-name="T104">бита в соответствии с различными символами.</text:span></text:p>
          </table:table-cell>
        </table:table-row>
        <table:table-row table:style-name="TableRow105">
          <table:table-cell table:style-name="TableCell106">
            <text:p text:style-name="TableContents"><text:span text:style-name="T107">Сравните форматы<text:s/></text:span><text:span text:style-name="T108">XML</text:span><text:span text:style-name="T109"><text:s/>и<text:s/></text:span><text:span text:style-name="T110">JSON</text:span><text:span text:style-name="T111">. Когда какой использовать?</text:span></text:p>
          </table:table-cell>
          <table:table-cell table:style-name="TableCell112">
            <text:p text:style-name="TableContents"><text:span text:style-name="T113">JSON</text:span><text:span text:style-name="T114">:</text:span></text:p>
            <text:p text:style-name="TableContents"><text:span text:style-name="T115">-<text:s/></text:span><text:span text:style-name="T116">текстовый формат,<text:s/></text:span><text:span text:style-name="T117">XML</text:span><text:span text:style-name="T118"><text:s/>язык разметки</text:span></text:p>
            <text:p text:style-name="TableContents"><text:span text:style-name="T119">-<text:s/></text:span><text:span text:style-name="T120">не делает ни какой обработки</text:span><text:span text:style-name="T121"><text:s/></text:span><text:span text:style-name="T122"><text:s/>и вычислений,<text:s/></text:span><text:span text:style-name="T123">XML</text:span><text:span text:style-name="T124"><text:s/>может выполнять обработку и форматирование док-тов и объектов</text:span></text:p>
            <text:p text:style-name="TableContents"><text:span text:style-name="T125">-<text:s/></text:span><text:span text:style-name="T126">быстрая передача данных,<text:s/></text:span><text:span text:style-name="T127">XML</text:span><text:span text:style-name="T128"><text:s/>медленная</text:span><text:span text:style-name="T129"><text:s/></text:span><text:span text:style-name="T130">передача</text:span></text:p>
            <text:p text:style-name="TableContents"><text:span text:style-name="T131">-<text:s/></text:span><text:span text:style-name="T132">н</text:span><text:span text:style-name="T133">ет поддержки<text:s/></text:span><text:span text:style-name="T134">добавления комментариев или метаданных</text:span><text:span text:style-name="T135">,</text:span><text:span text:style-name="T136"><text:s/></text:span><text:span text:style-name="T137">у<text:s/></text:span><text:span text:style-name="T138">XML</text:span><text:span text:style-name="T139"><text:s/>есть</text:span></text:p>
            <text:p text:style-name="TableContents"><text:span text:style-name="T140">-<text:s/></text:span><text:span text:style-name="T141">м</text:span><text:span text:style-name="T142">енее защищен, чем <text:s/></text:span><text:span text:style-name="T143">XML</text:span></text:p>
            <text:soft-page-break/>
            <text:p text:style-name="TableContents"><text:span text:style-name="T144">JSON</text:span><text:span text:style-name="T145">-лучше подойдет для клиентской части,<text:s/></text:span><text:span text:style-name="T146">XML</text:span><text:span text:style-name="T147">- для серверной.</text:span></text:p>
          </table:table-cell>
        </table:table-row>
        <text:soft-page-break/>
        <table:table-row table:style-name="TableRow148">
          <table:table-cell table:style-name="TableCell149">
            <text:p text:style-name="TableContents"><text:span text:style-name="T150">Опишите что будет происходить «под капотом» после ввода адреса сайта в браузере и нажатия<text:s/></text:span><text:span text:style-name="T151">Enter</text:span><text:span text:style-name="T152">?</text:span></text:p>
          </table:table-cell>
          <table:table-cell table:style-name="TableCell153">
            <text:p text:style-name="TableContents"><text:span text:style-name="T154">1.отправляется запрос на<text:s/></text:span><text:span text:style-name="T155">DN</text:span><text:span text:style-name="T156">S</text:span><text:span text:style-name="T157">-сервер</text:span></text:p>
            <text:p text:style-name="P158">2.браузер устанавливает соединение с сервером</text:p>
            <text:p text:style-name="TableContents"><text:span text:style-name="T159">3.браузер отправляет<text:s/></text:span><text:span text:style-name="T160">HTTP</text:span><text:span text:style-name="T161"><text:s/>запрос на сервер</text:span></text:p>
            <text:p text:style-name="P162">4.Браузер получает ответ и отображает сайт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7-10-20T23:40:00Z</meta:creation-date>
    <dc:date>2021-06-30T09:11:00Z</dc:date>
    <meta:template xlink:href="Normal.dotm" xlink:type="simple"/>
    <meta:editing-cycles>7</meta:editing-cycles>
    <meta:editing-duration>PT9240S</meta:editing-duration>
    <meta:document-statistic meta:page-count="2" meta:paragraph-count="4" meta:word-count="352" meta:character-count="2360" meta:row-count="16" meta:non-whitespace-character-count="2012"/>
  </office:meta>
</office:document-meta>
</file>